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°3</text:p>
      <text:p text:style-name="P1"/>
      <text:p text:style-name="P2">ARRANQUE ESTRELLA-TRIÁNGULO – INVERSIÓN DE GIRO</text:p>
      <text:p text:style-name="P1"/>
      <text:p text:style-name="P3">OBJETIVOS</text:p>
      <text:p text:style-name="P1">1) Se debe conocer la implementación de circuitos de control de motores con lógica</text:p>
      <text:p text:style-name="P1">cableada.</text:p>
      <text:p text:style-name="P1"/>
      <text:p text:style-name="P1">2) Uso correcto del lenguaje de programación Ladder y bloques de funciones.</text:p>
      <text:p text:style-name="P1"/>
      <text:p text:style-name="P1">3) Se debe conocer los criterios de selección de conductores y componentes eléctricos, y</text:p>
      <text:p text:style-name="P1">controladores lógicos programables (PLC).</text:p>
      <text:p text:style-name="P1"/>
      <text:p text:style-name="P1">4) Se debe realizar correctamente la representación de los esquemas eléctricos, según las normas correspondientes.</text:p>
      <text:p text:style-name="P1"/>
      <text:p text:style-name="P3">EJERCICIO DE APLICACIÓN.</text:p>
      <text:p text:style-name="P1">En un galpón se desea instalar un portón automático. La máquina operará con un motor trifásico de 1,5kW. Mediante una consola de mando a distancia se dará marcha, contramarcha y parada con señales de impulso. A su vez, dicha consola contará con pilotos lumínicos que indican el sentido de marcha y el motor detenido. El motor se alimentará mediante una red de 3x380VCA – 50Hz.</text:p>
      <text:p text:style-name="P1"/>
      <text:p text:style-name="P3">Se debe realizar:</text:p>
      <text:p text:style-name="P1">1) Diseñar los circuitos de control y potencia, mediante lógica de contactos. El circuito de</text:p>
      <text:p text:style-name="P1">control se debe alimentar con 24V.</text:p>
      <text:p text:style-name="P1"/>
      <text:p text:style-name="P1">2) Ídem anterior, implementando el uso de un PLC. Se deben realizar códigos en Ladder y</text:p>
      <text:p text:style-name="P1">bloques de funciones.</text:p>
      <text:p text:style-name="P1"/>
      <text:p text:style-name="P1">3) Selección de un motor, mediante el uso de un catálogo de un fabricante, teniendo en</text:p>
      <text:p text:style-name="P1">cuenta la potencia solicitada del motor y la tensión de alimentación.</text:p>
      <text:p text:style-name="P1"/>
      <text:p text:style-name="P1">4) Seleccionar un controlador lógico programable. Justificar.</text:p>
      <text:p text:style-name="P1"/>
      <text:p text:style-name="P1">5) Seleccionar todos los componentes necesarios, tanto de potencia como de control, a partir de un catálogo comercial.</text:p>
      <text:p text:style-name="P1"/>
      <text:p text:style-name="P1">6) Seleccionar los conductores necesarios, a partir de un catálogo comercial.</text:p>
      <text:p text:style-name="P1"/>
      <text:p text:style-name="P1">7) Documentar los circuitos eléctricos utilizando el esquema multifilar, teniendo en cuenta la normativa vigente (simbología de los componentes, disposición de los circuitos y</text:p>
      <text:p text:style-name="P1">asignación de terminales).</text:p>
      <text:p text:style-name="P1"/>
      <text:p text:style-name="P1">8) Realizar la simulación de los dos circuitos, a través de CADe SIMU y twidosw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23:28:22.864800878</meta:creation-date>
    <dc:date>2022-06-28T23:31:28.956372166</dc:date>
    <meta:editing-duration>PT3M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83" meta:character-count="1817" meta:non-whitespace-character-count="1556"/>
  </office:meta>
</office:document-meta>
</file>